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BinderHandler.initBinderTypeConversion( WebDataBinder dataBinder , @ RequestParam int request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BinderBindingContextTests.createB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itBinderBindingContextTests.createBindingContext(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itBinderBindingContextTests.createBinderNullAtt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BinderBindingContextTests.createBinderWithGlobal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itBinderHandler.initBinderWithAttributeName( WebDataBinder data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BinderBindingContextTests.createBinderWithAtt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itBinderBindingContextTests.createBinderWithAttrNam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BinderHandler.initBinder( WebDataBinder data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BinderHandler.initBinderReturnValue( WebDataBinder data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BinderBindingContextTests.createBinderTyp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itBinderBindingContextTests.returnValueNotExp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